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757" officeooo:paragraph-rsid="001f9757"/>
    </style:style>
    <style:style style:name="P2" style:family="paragraph" style:parent-style-name="Standard">
      <style:paragraph-properties fo:text-align="center" style:justify-single-word="false"/>
      <style:text-properties officeooo:rsid="001f9757" officeooo:paragraph-rsid="001f9757"/>
    </style:style>
    <style:style style:name="P3" style:family="paragraph" style:parent-style-name="Standard">
      <style:paragraph-properties fo:text-align="center" style:justify-single-word="false"/>
      <style:text-properties fo:font-size="14pt" officeooo:rsid="001f9757" officeooo:paragraph-rsid="001f9757" style:font-size-asian="14pt" style:font-size-complex="14pt"/>
    </style:style>
    <style:style style:name="P4" style:family="paragraph" style:parent-style-name="Standard">
      <style:text-properties officeooo:rsid="00217daa" officeooo:paragraph-rsid="00217daa"/>
    </style:style>
    <style:style style:name="P5" style:family="paragraph" style:parent-style-name="Standard">
      <style:text-properties officeooo:rsid="002298e8" officeooo:paragraph-rsid="002298e8"/>
    </style:style>
    <style:style style:name="P6" style:family="paragraph" style:parent-style-name="Standard">
      <style:text-properties officeooo:rsid="00255612" officeooo:paragraph-rsid="00255612"/>
    </style:style>
    <style:style style:name="P7" style:family="paragraph">
      <style:paragraph-properties fo:text-align="center"/>
    </style:style>
    <style:style style:name="P8" style:family="paragraph">
      <style:paragraph-properties fo:text-align="end"/>
    </style:style>
    <style:style style:name="T1" style:family="text">
      <style:text-properties officeooo:rsid="00217daa"/>
    </style:style>
    <style:style style:name="T2" style:family="text">
      <style:text-properties officeooo:rsid="0023ce67"/>
    </style:style>
    <style:style style:name="T3" style:family="text">
      <style:text-properties officeooo:rsid="0024086d"/>
    </style:style>
    <style:style style:name="T4" style:family="text">
      <style:text-properties officeooo:rsid="00278a1d"/>
    </style:style>
    <style:style style:name="T5" style:family="text">
      <style:text-properties officeooo:rsid="0028fd87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marker-start="Arrowheads_20_1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marker-start="Arrowheads_20_1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start="Arrowheads_20_1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marker-start="Arrowheads_20_1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marker-start="Arrowheads_20_1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ute or Not, a Project with <text:span text:style-name="T4">the</text:span> PetFinder <text:span text:style-name="T4">API</text:span></text:p>
      <text:p text:style-name="P3">Designed and Developed by Jessica Lester</text:p>
      <text:p text:style-name="P2"/>
      <text:p text:style-name="P1"/>
      <text:p text:style-name="P1">Project Purpose:</text:p>
      <text:p text:style-name="P1"/>
      <text:p text:style-name="P1">The <text:span text:style-name="T1">primary</text:span> purpose of this project is <text:span text:style-name="T1">educational;</text:span> to gain a better handle on RESTful APIs, <text:span text:style-name="T5">JSON,</text:span> PyQt and MySQL interfacing with Python. <text:s/></text:p>
      <text:p text:style-name="P4">The secondary purpose is to <text:span text:style-name="T3">pull animal photos from petfinder.com so the </text:span>animal's cuteness <text:span text:style-name="T3">can be rated</text:span> on a relative scale, through a <text:span text:style-name="T3">Python, REST and a </text:span>PyQt interface. <text:s/>The animal's cute rating will be stored in a MySQL database to be viewed on a PyQt leaderboard. </text:p>
      <text:p text:style-name="P5">Cute or Not is designed to be used by the developer and close individuals, this is not developed <text:span text:style-name="T2">for</text:span> large distribution. </text:p>
      <text:p text:style-name="P5"/>
      <text:p text:style-name="P5"/>
      <text:p text:style-name="P5"/>
      <text:p text:style-name="P6">High level <text:span text:style-name="T5">Abstractions</text:span>:</text:p>
      <text:p text:style-name="P6"><draw:rect text:anchor-type="paragraph" draw:z-index="6" draw:style-name="gr6" draw:text-style-name="P7" svg:width="1.6252in" svg:height="0.7087in" svg:x="2.4634in" svg:y="0.0783in"><text:p text:style-name="P7">Client facing interface</text:p></draw:rect><draw:frame text:anchor-type="paragraph" draw:z-index="13" draw:style-name="gr9" svg:width="1.0732in" svg:height="0.198in" svg:x="1.2028in" svg:y="0.1516in"><draw:text-box><text:p>Python/PyQt</text:p></draw:text-box></draw:frame><draw:frame text:anchor-type="paragraph" draw:z-index="14" draw:style-name="gr10" svg:width="1.0421in" svg:height="0.3024in" svg:x="4.3071in" svg:y="0.1307in"><draw:text-box><text:p>Python/PyQt</text:p></draw:text-box></draw:frame></text:p>
      <text:p text:style-name="P6"/>
      <text:p text:style-name="P6"><draw:line text:anchor-type="paragraph" draw:z-index="9" draw:style-name="gr8" draw:text-style-name="P7" svg:x1="1.3902in" svg:y1="0.6012in" svg:x2="1.3799in" svg:y2="0.0492in"><text:p/></draw:line><draw:line text:anchor-type="paragraph" draw:z-index="10" draw:style-name="gr8" draw:text-style-name="P7" svg:x1="2.463in" svg:y1="0.0492in" svg:x2="1.3902in" svg:y2="0.0492in"><text:p/></draw:line><draw:line text:anchor-type="paragraph" draw:z-index="11" draw:style-name="gr8" draw:text-style-name="P7" svg:x1="4.0882in" svg:y1="0.0492in" svg:x2="5.2236in" svg:y2="0.0492in"><text:p/></draw:line><draw:line text:anchor-type="paragraph" draw:z-index="12" draw:style-name="gr8" draw:text-style-name="P7" svg:x1="5.2236in" svg:y1="0.5701in" svg:x2="5.2236in" svg:y2="0.0492in"><text:p/></draw:line></text:p>
      <text:p text:style-name="P6"/>
      <text:p text:style-name="P6"><draw:custom-shape text:anchor-type="paragraph" draw:z-index="0" draw:style-name="gr1" draw:text-style-name="P7" svg:width="0.9276in" svg:height="0.6878in" svg:x="4.6819in" svg:y="1.9264in"><text:p text:style-name="P7">Leaderboard </text:p><text:p text:style-name="P7">Data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" draw:style-name="gr1" draw:text-style-name="P7" svg:width="1.1669in" svg:height="0.7815in" svg:x="1.0154in" svg:y="1.8016in"><text:p text:style-name="P7">PetFinder.com's</text:p><text:p text:style-name="P7">Public Data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text:anchor-type="paragraph" draw:z-index="2" draw:style-name="gr2" draw:text-style-name="P7" svg:x1="5.2134in" svg:y1="1.885in" svg:x2="5.2236in" svg:y2="0.8953in"><text:p/></draw:line><draw:line text:anchor-type="paragraph" draw:z-index="3" draw:style-name="gr3" draw:text-style-name="P7" svg:x1="1.411in" svg:y1="0.9264in" svg:x2="1.4008in" svg:y2="1.7701in"><text:p/></draw:line><draw:frame text:anchor-type="paragraph" draw:z-index="4" draw:style-name="gr4" svg:width="1.813in" svg:height="0.3843in" svg:x="-0.6516in" svg:y="1.2819in"><draw:text-box><text:p text:style-name="P8">Python/REST/JSON</text:p><text:p text:style-name="P8">Urllib2 &amp; JSON modules</text:p></draw:text-box></draw:frame><draw:frame text:anchor-type="paragraph" draw:z-index="5" draw:style-name="gr5" svg:width="1.3961in" svg:height="0.3843in" svg:x="5.328in" svg:y="1.2909in"><draw:text-box><text:p>Python/MySQL</text:p><text:p>MySQLdb module</text:p></draw:text-box></draw:frame><draw:custom-shape text:anchor-type="paragraph" draw:z-index="8" draw:style-name="gr7" draw:text-style-name="P7" svg:width="1.7504in" svg:height="0.7087in" svg:x="4.411in" svg:y="0.1866in"><text:p text:style-name="P7">Table Management</text:p><text:p text:style-name="P7">Database servic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style-name="gr7" draw:text-style-name="P7" svg:width="1.7504in" svg:height="0.7087in" svg:x="0.5465in" svg:y="0.2181in"><text:p text:style-name="P7">API requests and parsers</text:p><text:p text:style-name="P7">Web servic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8:18:27.395817376</meta:creation-date>
    <dc:date>2015-01-22T19:01:09.265723956</dc:date>
    <meta:editing-duration>PT34M30S</meta:editing-duration>
    <meta:editing-cycles>13</meta:editing-cycles>
    <meta:generator>LibreOffice/4.2.6.3$Linux_X86_64 LibreOffice_project/420m0$Build-3</meta:generator>
    <meta:document-statistic meta:table-count="0" meta:image-count="0" meta:object-count="0" meta:page-count="1" meta:paragraph-count="7" meta:word-count="111" meta:character-count="653" meta:non-whitespace-character-count="544"/>
  </office:meta>
</office:document-meta>
</file>